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lier Unity</text:p>
      <text:p text:style-name="P1"/>
      <text:p text:style-name="P4">Objectif :</text:p>
      <text:p text:style-name="P2"/>
      <text:p text:style-name="P2">Le but de ces 4 jours a été pour moi de commencer un RTS comme Age Of Empire en plus petite envergure pour pouvoir decouvrir les bases de l'IA, du Raycasting et à terme potentiellement du Réseau.</text:p>
      <text:p text:style-name="P3"><text:tab/>Le joueur contrôle son petit peuple de lapin, et doit à la manière de AOE combattre les autres équipes afin de remporter le match.</text:p>
      <text:p text:style-name="P2"/>
      <text:p text:style-name="P4">Ce qui a été fait :</text:p>
      <text:p text:style-name="P2"/>
      <text:p text:style-name="P2">Actuellement une seule personne joue et il n'y a pas d'adversaires, le joueur peut selectionner un batiment ou un/des unités afin de les faire mouvoir et etendre son territoire.</text:p>
      <text:p text:style-name="P2"/>
      <text:list xml:id="list8122863716770982865" text:style-name="L1">
        <text:list-item>
          <text:p text:style-name="P5">Les armes du joueur</text:p>
        </text:list-item>
      </text:list>
      <text:p text:style-name="P2"/>
      <text:p text:style-name="P2">Il y a actuellement 2 unités, le soldat et le villageois, et 2 batiments, les trous à lapins et les champs.</text:p>
      <text:p text:style-name="P2">Le soldat ne peut que bouger.<text:line-break/>Le villageois construit d'autres batiments</text:p>
      <text:p text:style-name="P2">Le trou à lapin crée de nouvelles unités</text:p>
      <text:p text:style-name="P2">Le champs est la seule source de revenue.</text:p>
      <text:p text:style-name="P2">Il y a également les batiments sous la forme non achevé, qui possède 3 aspects selon à quel point celui-ci a été commencé.</text:p>
      <text:p text:style-name="P2"/>
      <text:list xml:id="list5417161225063678453" text:style-name="L2">
        <text:list-item>
          <text:p text:style-name="P6">Les contrôles</text:p>
          <text:p text:style-name="P6"/>
        </text:list-item>
      </text:list>
      <text:p text:style-name="P2">Le joueur déplace sa caméra en approchant sa souris des bords de l'écran, il peut selectionner/deselectionner un <text:s/>batiment ou une unité ou « drag and drop » afin de prendre un maximum 60 unités.</text:p>
      <text:p text:style-name="P2">Lorsqu'une unité ou un batiment allié est selectionnée des boutons en fonction de ce qu'elle peut faire apparaissent et le joueur peut cliquer dessus.</text:p>
      <text:p text:style-name="P2">Cliquer sur un batiment en ayant un villageois de selectionné le fera le construire ou l'exploiter.</text:p>
      <text:p text:style-name="P2">Cliquer sur le terrain avec une ou plusieurs unités les fera se diriger vers la position en formation.</text:p>
      <text:p text:style-name="P2"/>
      <text:list xml:id="list5042025658357928131" text:style-name="L3">
        <text:list-item>
          <text:p text:style-name="P7">La map</text:p>
          <text:p text:style-name="P7"/>
        </text:list-item>
      </text:list>
      <text:p text:style-name="P2">La carte est generé aléatoirement en utilisant le bruit de Perlin sur 5 possibilités : l'eau profonde, l'eau, la terre, la montagne et la neige. Les unités peuvent passer sur tous les terrains.</text:p>
      <text:p text:style-name="P2">La carte genere aussi des carottes aléatoirement et des forets de carottes avec encore le bruit de Perlin, les unités doivent les contourner.</text:p>
      <text:p text:style-name="P2"/>
      <text:list xml:id="list423175154780006702" text:style-name="L4">
        <text:list-item>
          <text:p text:style-name="P8">les animations</text:p>
          <text:p text:style-name="P8"/>
        </text:list-item>
      </text:list>
      <text:p text:style-name="P2">Les lapins ont differentes animations selon les activités (construire, exploiter un champs, marcher et attendre.</text:p>
      <text:p text:style-name="P2"/>
      <text:p text:style-name="P10">Objectifs d'ici janvier :</text:p>
      <text:list xml:id="list374804724589552744" text:style-name="L5">
        <text:list-item>
          <text:p text:style-name="P9">Amélioration de l'esthetique de la map et de la luminosité</text:p>
        </text:list-item>
        <text:list-item>
          <text:p text:style-name="P9">Changement de modèle pour les lapins celon qu'ils soient sur terre, dans l'eau ou en montagne.</text:p>
        </text:list-item>
        <text:list-item>
          <text:p text:style-name="P9">Permettre aux unités d'attaquer</text:p>
        </text:list-item>
        <text:list-item>
          <text:p text:style-name="P9">Créer un adversaire, en utilisant une IA ou en rendant le jeu jouable en réseau</text:p>
        </text:list-item>
        <text:list-item>
          <text:p text:style-name="P9">Corrections de bugs</text:p>
        </text:list-item>
        <text:list-item>
          <text:p text:style-name="P9">Ajout de nouveaux batiments, nouvelles unités</text:p>
        </text:list-item>
        <text:list-item>
          <text:p text:style-name="P9">Rendre le code plus lisible.</text:p>
        </text:list-item>
        <text:list-item>
          <text:p text:style-name="P9">Rendre le compte-rendu plus li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GB</meta:initial-creator>
    <meta:creation-date>2020-10-22T19:25:51.75</meta:creation-date>
    <dc:date>2020-10-22T19:51:33.18</dc:date>
    <dc:creator>Matthieu GB</dc:creator>
    <meta:editing-duration>PT7M56S</meta:editing-duration>
    <meta:editing-cycles>11</meta:editing-cycles>
    <meta:generator>OpenOffice/4.1.7$Win32 OpenOffice.org_project/417m1$Build-9800</meta:generator>
    <meta:document-statistic meta:table-count="0" meta:image-count="0" meta:object-count="0" meta:page-count="2" meta:paragraph-count="31" meta:word-count="424" meta:character-count="2401"/>
  </office:meta>
</office:document-meta>
</file>